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4.35cm"/>
    </style:style>
    <style:style style:name="Table4.C" style:family="table-column">
      <style:table-column-properties style:column-width="4.15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4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4.249cm"/>
    </style:style>
    <style:style style:name="Table5.B" style:family="table-column">
      <style:table-column-properties style:column-width="4.35cm"/>
    </style:style>
    <style:style style:name="Table5.C" style:family="table-column">
      <style:table-column-properties style:column-width="4.15cm"/>
    </style:style>
    <style:style style:name="Table5.D" style:family="table-column">
      <style:table-column-properties style:column-width="4.263cm"/>
    </style:style>
    <style:style style:name="Table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49cm"/>
    </style:style>
    <style:style style:name="Table6.B" style:family="table-column">
      <style:table-column-properties style:column-width="4.35cm"/>
    </style:style>
    <style:style style:name="Table6.C" style:family="table-column">
      <style:table-column-properties style:column-width="4.15cm"/>
    </style:style>
    <style:style style:name="Table6.D" style:family="table-column">
      <style:table-column-properties style:column-width="4.263cm"/>
    </style:style>
    <style:style style:name="Table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6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style:writing-mode="page"/>
    </style:style>
    <style:style style:name="Table2.A2" style:family="table-cell">
      <style:table-cell-properties style:vertical-align="middle" style:writing-mode="page"/>
    </style:style>
    <style:style style:name="P1" style:family="paragraph" style:parent-style-name="Standard">
      <style:text-properties fo:font-weight="bold" officeooo:rsid="00094f8c" officeooo:paragraph-rsid="00094f8c" style:font-weight-asian="bold" style:font-weight-complex="bold"/>
    </style:style>
    <style:style style:name="P2" style:family="paragraph" style:parent-style-name="Standard">
      <style:text-properties fo:font-weight="normal" officeooo:rsid="00094f8c" officeooo:paragraph-rsid="00094f8c" style:font-weight-asian="normal" style:font-weight-complex="normal"/>
    </style:style>
    <style:style style:name="P3" style:family="paragraph" style:parent-style-name="Standard">
      <style:text-properties fo:font-weight="normal" officeooo:rsid="0009b4dd" officeooo:paragraph-rsid="0009b4dd" style:font-weight-asian="normal" style:font-weight-complex="normal"/>
    </style:style>
    <style:style style:name="P4" style:family="paragraph" style:parent-style-name="Standard">
      <style:text-properties fo:font-weight="normal" officeooo:rsid="0009b4dd" officeooo:paragraph-rsid="00107643" style:font-weight-asian="normal" style:font-weight-complex="normal"/>
    </style:style>
    <style:style style:name="P5" style:family="paragraph" style:parent-style-name="Standard">
      <style:text-properties fo:font-weight="bold" officeooo:rsid="0009b4dd" officeooo:paragraph-rsid="0009b4dd" style:font-weight-asian="bold" style:font-weight-complex="bold"/>
    </style:style>
    <style:style style:name="P6" style:family="paragraph" style:parent-style-name="Standard">
      <style:text-properties fo:font-weight="bold" officeooo:rsid="00185c37" officeooo:paragraph-rsid="00185c37" style:font-weight-asian="bold" style:font-weight-complex="bold"/>
    </style:style>
    <style:style style:name="P7" style:family="paragraph" style:parent-style-name="Standard">
      <style:text-properties fo:font-style="italic" fo:font-weight="normal" officeooo:rsid="0009b4dd" officeooo:paragraph-rsid="00107643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1ff8d" officeooo:paragraph-rsid="0011ff8d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85c37" officeooo:paragraph-rsid="00185c37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a267a" officeooo:paragraph-rsid="001a267a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ef684" officeooo:paragraph-rsid="001ef684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20e8bf" officeooo:paragraph-rsid="0020e8bf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1954a" officeooo:paragraph-rsid="0021954a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officeooo:rsid="0009b4dd" officeooo:paragraph-rsid="00107643" style:font-style-asian="italic" style:font-style-complex="italic"/>
    </style:style>
    <style:style style:name="P15" style:family="paragraph" style:parent-style-name="Standard">
      <style:text-properties fo:font-style="italic" officeooo:rsid="000aff7d" officeooo:paragraph-rsid="00107643" style:font-style-asian="italic" style:font-style-complex="italic"/>
    </style:style>
    <style:style style:name="P16" style:family="paragraph" style:parent-style-name="Standard">
      <style:text-properties fo:font-style="italic" fo:font-weight="bold" officeooo:rsid="001b248c" officeooo:paragraph-rsid="001b248c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20e8bf" officeooo:paragraph-rsid="0020e8bf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21954a" officeooo:paragraph-rsid="0021954a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rsid="0009b4dd" officeooo:paragraph-rsid="00107643"/>
    </style:style>
    <style:style style:name="P20" style:family="paragraph" style:parent-style-name="Standard">
      <style:text-properties fo:font-style="normal" officeooo:rsid="000e9302" officeooo:paragraph-rsid="00107643" style:font-style-asian="normal" style:font-style-complex="normal"/>
    </style:style>
    <style:style style:name="P21" style:family="paragraph" style:parent-style-name="Standard">
      <style:text-properties officeooo:paragraph-rsid="00107643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07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07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643" officeooo:paragraph-rsid="00107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07643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officeooo:paragraph-rsid="00107643"/>
    </style:style>
    <style:style style:name="P27" style:family="paragraph" style:parent-style-name="Table_20_Contents">
      <style:text-properties officeooo:rsid="001b248c" officeooo:paragraph-rsid="001b248c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text-properties fo:font-weight="bold" officeooo:rsid="001b248c" officeooo:paragraph-rsid="001b248c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b248c" officeooo:paragraph-rsid="001b248c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1b248c" officeooo:paragraph-rsid="001b248c" style:font-weight-asian="bold" style:font-weight-complex="bold"/>
    </style:style>
    <style:style style:name="P32" style:family="paragraph" style:parent-style-name="Table_20_Contents">
      <style:text-properties officeooo:rsid="001d176a" officeooo:paragraph-rsid="001d176a"/>
    </style:style>
    <style:style style:name="P33" style:family="paragraph" style:parent-style-name="Table_20_Contents">
      <style:text-properties officeooo:rsid="001d2e60" officeooo:paragraph-rsid="001d2e60"/>
    </style:style>
    <style:style style:name="P34" style:family="paragraph" style:parent-style-name="Table_20_Contents">
      <style:text-properties officeooo:rsid="001e775d" officeooo:paragraph-rsid="001e775d"/>
    </style:style>
    <style:style style:name="P35" style:family="paragraph" style:parent-style-name="Table_20_Contents">
      <style:text-properties officeooo:rsid="001ef684" officeooo:paragraph-rsid="001ef684"/>
    </style:style>
    <style:style style:name="T1" style:family="text">
      <style:text-properties style:text-position="sub 58%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officeooo:rsid="000c5293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d73ef"/>
    </style:style>
    <style:style style:name="T7" style:family="text">
      <style:text-properties fo:font-weight="bold" officeooo:rsid="00107643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background-color="#ffff00" loext:char-shading-value="0" style:font-style-asian="normal" style:font-style-complex="normal"/>
    </style:style>
    <style:style style:name="T10" style:family="text">
      <style:text-properties fo:font-style="normal" fo:background-color="#ffff00" loext:char-shading-value="0" style:font-style-asian="normal" style:font-style-complex="normal"/>
    </style:style>
    <style:style style:name="T11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lculated value from Task 2.4</text:p>
      <text:p text:style-name="Standard">85.11E-6</text:p>
      <text:p text:style-name="Standard"/>
      <text:p text:style-name="P1">Exercise 2.1</text:p>
      <text:p text:style-name="P2"/>
      <text:p text:style-name="P2"/>
      <text:p text:style-name="P2"/>
      <text:p text:style-name="P2"/>
      <text:p text:style-name="P2"/>
      <text:p text:style-name="P2"/>
      <text:p text:style-name="P5">Exercise 5.1</text:p>
      <text:p text:style-name="P5"/>
      <text:p text:style-name="P5">Part 1</text:p>
      <text:p text:style-name="P8">See notebook for the sketch of the widths</text:p>
      <text:p text:style-name="P8"/>
      <text:p text:style-name="P10"><text:span text:style-name="T5">TODO:</text:span> <text:span text:style-name="T8">Draw the schematic in cadence and take a screenshot of the circuit with the corresponding widths.</text:span></text:p>
      <text:p text:style-name="P5"/>
      <text:p text:style-name="P5">Part 2</text:p>
      <text:p text:style-name="P3"/>
      <text:p text:style-name="P4">Worst case propagation delays for circuits <text:span text:style-name="T6">(from the </text:span><text:span text:style-name="T7">Calculation</text:span><text:span text:style-name="T6">)<text:tab/></text:span></text:p>
      <text:p text:style-name="P4"/>
      <text:p text:style-name="P7">Y-circuit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025922731312">
          <table:table-cell table:style-name="Table4.A1" office:value-type="string">
            <text:p text:style-name="P22">Input</text:p>
          </table:table-cell>
          <table:table-cell table:style-name="Table4.A1" office:value-type="string">
            <text:p text:style-name="P22">Output</text:p>
          </table:table-cell>
          <table:table-cell table:style-name="Table4.A1" office:value-type="string">
            <text:p text:style-name="P22">t<text:span text:style-name="T1">pd_LH</text:span></text:p>
          </table:table-cell>
          <table:table-cell table:style-name="Table4.A1" office:value-type="string">
            <text:p text:style-name="P22">t<text:span text:style-name="T1">pd_HL</text:span></text:p>
          </table:table-cell>
        </table:table-row>
        <table:table-row table:style-name="TableLine94025922081888">
          <table:table-cell table:style-name="Table4.A2" office:value-type="string">
            <text:p text:style-name="P23">Low-high</text:p>
          </table:table-cell>
          <table:table-cell table:style-name="Table4.A2" office:value-type="string">
            <text:p text:style-name="P23">High-low</text:p>
          </table:table-cell>
          <table:table-cell table:style-name="Table4.A2" office:value-type="string">
            <text:p text:style-name="P25">N/A</text:p>
          </table:table-cell>
          <table:table-cell table:style-name="Table4.A2" office:value-type="string">
            <text:p text:style-name="P26"><text:span text:style-name="T3">0.15525</text:span><text:span text:style-name="T2"> ns</text:span></text:p>
          </table:table-cell>
        </table:table-row>
        <table:table-row table:style-name="TableLine94025894734464">
          <table:table-cell table:style-name="Table4.A3" office:value-type="string">
            <text:p text:style-name="P23">High-low</text:p>
          </table:table-cell>
          <table:table-cell table:style-name="Table4.A3" office:value-type="string">
            <text:p text:style-name="P23">Low-high</text:p>
          </table:table-cell>
          <table:table-cell table:style-name="Table4.A3" office:value-type="string">
            <text:p text:style-name="P26"><text:span text:style-name="T3">0.2415</text:span><text:span text:style-name="T2">ns</text:span></text:p>
          </table:table-cell>
          <table:table-cell table:style-name="Table4.A3" office:value-type="string">
            <text:p text:style-name="P25">N/A</text:p>
          </table:table-cell>
        </table:table-row>
      </table:table>
      <text:p text:style-name="P19"/>
      <text:p text:style-name="P19">(The delay values were compared from Output signal to the input signal of D input)</text:p>
      <text:p text:style-name="P19"/>
      <text:p text:style-name="P14">Inverter Circuit</text:p>
      <text:p text:style-name="P20">Circuit is using minimum sized PMOS and NMOS transistors using 1um/0.35um W/L.</text:p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25917313920">
          <table:table-cell table:style-name="Table5.A1" office:value-type="string">
            <text:p text:style-name="P22">Input</text:p>
          </table:table-cell>
          <table:table-cell table:style-name="Table5.A1" office:value-type="string">
            <text:p text:style-name="P22">Output</text:p>
          </table:table-cell>
          <table:table-cell table:style-name="Table5.A1" office:value-type="string">
            <text:p text:style-name="P22">t<text:span text:style-name="T1">pd_LH</text:span></text:p>
          </table:table-cell>
          <table:table-cell table:style-name="Table5.A1" office:value-type="string">
            <text:p text:style-name="P22">t<text:span text:style-name="T1">pd_HL</text:span></text:p>
          </table:table-cell>
        </table:table-row>
        <table:table-row table:style-name="TableLine94025888868864">
          <table:table-cell table:style-name="Table5.A2" office:value-type="string">
            <text:p text:style-name="P23">Low-high</text:p>
          </table:table-cell>
          <table:table-cell table:style-name="Table5.A2" office:value-type="string">
            <text:p text:style-name="P23">High-low</text:p>
          </table:table-cell>
          <table:table-cell table:style-name="Table5.A2" office:value-type="string">
            <text:p text:style-name="P25">N/A</text:p>
          </table:table-cell>
          <table:table-cell table:style-name="Table5.A2" office:value-type="string">
            <text:p text:style-name="P24"><text:span text:style-name="T4">0.</text:span>05175 ns</text:p>
          </table:table-cell>
        </table:table-row>
        <table:table-row table:style-name="TableLine94025894968752">
          <table:table-cell table:style-name="Table5.A3" office:value-type="string">
            <text:p text:style-name="P23">High-low</text:p>
          </table:table-cell>
          <table:table-cell table:style-name="Table5.A3" office:value-type="string">
            <text:p text:style-name="P23">Low-high</text:p>
          </table:table-cell>
          <table:table-cell table:style-name="Table5.A3" office:value-type="string">
            <text:p text:style-name="P24"><text:span text:style-name="T4">0.</text:span>12075 ns</text:p>
          </table:table-cell>
          <table:table-cell table:style-name="Table5.A3" office:value-type="string">
            <text:p text:style-name="P25">N/A</text:p>
          </table:table-cell>
        </table:table-row>
      </table:table>
      <text:p text:style-name="P21"/>
      <text:p text:style-name="P15">Y-custom Circuit 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25907762432">
          <table:table-cell table:style-name="Table6.A1" office:value-type="string">
            <text:p text:style-name="P22">Input</text:p>
          </table:table-cell>
          <table:table-cell table:style-name="Table6.A1" office:value-type="string">
            <text:p text:style-name="P22">Output</text:p>
          </table:table-cell>
          <table:table-cell table:style-name="Table6.A1" office:value-type="string">
            <text:p text:style-name="P22">t<text:span text:style-name="T1">pd_LH</text:span></text:p>
          </table:table-cell>
          <table:table-cell table:style-name="Table6.A1" office:value-type="string">
            <text:p text:style-name="P22">t<text:span text:style-name="T1">pd_HL</text:span></text:p>
          </table:table-cell>
        </table:table-row>
        <table:table-row table:style-name="TableLine94025921413632">
          <table:table-cell table:style-name="Table6.A2" office:value-type="string">
            <text:p text:style-name="P23">Low-high</text:p>
          </table:table-cell>
          <table:table-cell table:style-name="Table6.A2" office:value-type="string">
            <text:p text:style-name="P23">High-low</text:p>
          </table:table-cell>
          <table:table-cell table:style-name="Table6.A2" office:value-type="string">
            <text:p text:style-name="P25">N/A</text:p>
          </table:table-cell>
          <table:table-cell table:style-name="Table6.A2" office:value-type="string">
            <text:p text:style-name="P24"><text:span text:style-name="T4">0.</text:span>05175 ns</text:p>
          </table:table-cell>
        </table:table-row>
        <table:table-row table:style-name="TableLine94025886446176">
          <table:table-cell table:style-name="Table6.A3" office:value-type="string">
            <text:p text:style-name="P23">High-low</text:p>
          </table:table-cell>
          <table:table-cell table:style-name="Table6.A3" office:value-type="string">
            <text:p text:style-name="P23">Low-high</text:p>
          </table:table-cell>
          <table:table-cell table:style-name="Table6.A3" office:value-type="string">
            <text:p text:style-name="P24"><text:span text:style-name="T4">0.</text:span>12075 ns</text:p>
          </table:table-cell>
          <table:table-cell table:style-name="Table6.A3" office:value-type="string">
            <text:p text:style-name="P25">N/A</text:p>
          </table:table-cell>
        </table:table-row>
      </table:table>
      <text:p text:style-name="P21"/>
      <text:p text:style-name="P6">Part 3</text:p>
      <text:p text:style-name="P9">See notebook for the sketch of the capacitance nodes and their corresponding capacitances</text:p>
      <text:p text:style-name="P9"/>
      <text:p text:style-name="P10"><text:span text:style-name="T5">TODO:</text:span> <text:span text:style-name="T8">Draw the schematic in cadence and take screenshots for each circuit with corresponding node capacitances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6"><text:soft-page-break/><text:span text:style-name="T8">Part 4</text:span></text:p>
      <text:p text:style-name="P16"><text:span text:style-name="T8"/></text:p>
      <table:table table:name="Table2" table:style-name="Table2">
        <table:table-column table:style-name="Table2.A" table:number-columns-repeated="5"/>
        <table:table-row table:style-name="TableLine94025921368480">
          <table:table-cell table:style-name="Table2.A1" office:value-type="string">
            <text:p text:style-name="P30">Propagation Delay</text:p>
          </table:table-cell>
          <table:table-cell table:style-name="Table2.A1" office:value-type="string">
            <text:p text:style-name="P30">How Estimated</text:p>
          </table:table-cell>
          <table:table-cell table:style-name="Table2.A1" office:value-type="string">
            <text:p text:style-name="P30">Min-Sized Inverter</text:p>
          </table:table-cell>
          <table:table-cell table:style-name="Table2.A1" office:value-type="string">
            <text:p text:style-name="P30">Minimum Sized Y</text:p>
          </table:table-cell>
          <table:table-cell table:style-name="Table2.A1" office:value-type="string">
            <text:p text:style-name="P30">Custom Sized Y</text:p>
          </table:table-cell>
        </table:table-row>
        <table:table-row table:style-name="TableLine94025921368480">
          <table:table-cell table:style-name="Table2.A2" table:number-rows-spanned="4" office:value-type="string">
            <text:p text:style-name="P31">t<text:span text:style-name="T1">pLH_WC</text:span><text:span text:style-name="T11"> (ps)</text:span></text:p>
          </table:table-cell>
          <table:table-cell table:style-name="Table2.A1" office:value-type="string">
            <text:p text:style-name="P27">Simulated</text:p>
          </table:table-cell>
          <table:table-cell table:style-name="Table2.A1" office:value-type="string">
            <text:p text:style-name="P32">125.39</text:p>
          </table:table-cell>
          <table:table-cell table:style-name="Table2.A1" office:value-type="string">
            <text:p text:style-name="P33">104.15</text:p>
          </table:table-cell>
          <table:table-cell table:style-name="Table2.A1" office:value-type="string">
            <text:p text:style-name="P34">91.31</text:p>
          </table:table-cell>
        </table:table-row>
        <table:table-row table:style-name="TableLine94025921368480">
          <table:covered-table-cell/>
          <table:table-cell table:style-name="Table2.A1" office:value-type="string">
            <text:p text:style-name="P27">Calculated (no parasitic caps)</text:p>
          </table:table-cell>
          <table:table-cell table:style-name="Table2.A1" office:value-type="string">
            <text:p text:style-name="P35">120.75</text:p>
          </table:table-cell>
          <table:table-cell table:style-name="Table2.A1" office:value-type="string">
            <text:p text:style-name="P35">241.5</text:p>
          </table:table-cell>
          <table:table-cell table:style-name="Table2.A1" office:value-type="string">
            <text:p text:style-name="P35">120.75</text:p>
          </table:table-cell>
        </table:table-row>
        <table:table-row table:style-name="TableLine94025921368480">
          <table:covered-table-cell/>
          <table:table-cell table:style-name="Table2.A1" office:value-type="string">
            <text:p text:style-name="P27">Calculated (with parasitic caps)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025921368480">
          <table:covered-table-cell/>
          <table:table-cell table:style-name="Table2.A1" office:value-type="string">
            <text:p text:style-name="P27">Percentage difference calculated as: (simulated – calculated)/simulated x 100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025921368480">
          <table:table-cell table:style-name="Table2.A2" table:number-rows-spanned="4" office:value-type="string">
            <text:p text:style-name="P29">t<text:span text:style-name="T1">pHL_WC</text:span><text:span text:style-name="T11"> (ps)</text:span></text:p>
          </table:table-cell>
          <table:table-cell table:style-name="Table2.A1" office:value-type="string">
            <text:p text:style-name="P27">Simulated</text:p>
          </table:table-cell>
          <table:table-cell table:style-name="Table2.A1" office:value-type="string">
            <text:p text:style-name="P32">49.87</text:p>
          </table:table-cell>
          <table:table-cell table:style-name="Table2.A1" office:value-type="string">
            <text:p text:style-name="P33">93.97</text:p>
          </table:table-cell>
          <table:table-cell table:style-name="Table2.A1" office:value-type="string">
            <text:p text:style-name="P34">55.16</text:p>
          </table:table-cell>
        </table:table-row>
        <table:table-row table:style-name="TableLine94025921368480">
          <table:covered-table-cell/>
          <table:table-cell table:style-name="Table2.A1" office:value-type="string">
            <text:p text:style-name="P27">Calculated (no parasitic caps)</text:p>
          </table:table-cell>
          <table:table-cell table:style-name="Table2.A1" office:value-type="string">
            <text:p text:style-name="P35">51.75</text:p>
          </table:table-cell>
          <table:table-cell table:style-name="Table2.A1" office:value-type="string">
            <text:p text:style-name="P35">155.25</text:p>
          </table:table-cell>
          <table:table-cell table:style-name="Table2.A1" office:value-type="string">
            <text:p text:style-name="P35">51.75</text:p>
          </table:table-cell>
        </table:table-row>
        <table:table-row table:style-name="TableLine94025921368480">
          <table:covered-table-cell/>
          <table:table-cell table:style-name="Table2.A1" office:value-type="string">
            <text:p text:style-name="P27">Calculated (with parasitic caps)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025921368480">
          <table:covered-table-cell/>
          <table:table-cell table:style-name="Table2.A1" office:value-type="string">
            <text:p text:style-name="P27">Percentage difference calculated as: (simulated – calculated)/simulated x 100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16"><text:span text:style-name="T8"/></text:p>
      <text:p text:style-name="P11"><text:span text:style-name="T8">(in the report, show the workings of the calculated values (found in part 2))</text:span></text:p>
      <text:p text:style-name="P11"><text:span text:style-name="T8"/></text:p>
      <text:p text:style-name="P12"><text:span text:style-name="T10">TODO:</text:span><text:span text:style-name="T8"> Calculations for the elmore distances</text:span></text:p>
      <text:p text:style-name="P12"><text:span text:style-name="T8"/></text:p>
      <text:p text:style-name="P17"><text:span text:style-name="T8">Part 5</text:span></text:p>
      <text:p text:style-name="P12"><text:span text:style-name="T8"/></text:p>
      <text:p text:style-name="P12"><text:span text:style-name="T8"/></text:p>
      <text:p text:style-name="P18"><text:span text:style-name="T8">Part 6</text:span></text:p>
      <text:p text:style-name="P13"><text:span text:style-name="T8">(Completed as part of above parts, take screenshots of customized y-circuit and put in report)</text:span></text:p>
      <text:p text:style-name="P13"><text:span text:style-name="T8"/></text:p>
      <text:p text:style-name="P13"><text:span text:style-name="T8"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01T13:01:50.086998752</meta:creation-date>
    <dc:date>2024-04-12T16:56:49.776609758</dc:date>
    <meta:editing-duration>PT1H41M2S</meta:editing-duration>
    <meta:editing-cycles>19</meta:editing-cycles>
    <meta:generator>LibreOffice/6.4.7.2$Linux_X86_64 LibreOffice_project/40$Build-2</meta:generator>
    <meta:document-statistic meta:table-count="4" meta:image-count="0" meta:object-count="0" meta:page-count="2" meta:paragraph-count="86" meta:word-count="255" meta:character-count="1626" meta:non-whitespace-character-count="1453"/>
  </office:meta>
</office:document-meta>
</file>